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384cm"/>
    </style:style>
    <style:style style:name="co5" style:family="table-column">
      <style:table-column-properties fo:break-before="auto" style:column-width="5.293cm"/>
    </style:style>
    <style:style style:name="co6" style:family="table-column">
      <style:table-column-properties fo:break-before="auto" style:column-width="3.514cm"/>
    </style:style>
    <style:style style:name="co7" style:family="table-column">
      <style:table-column-properties fo:break-before="auto" style:column-width="4.611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1.471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1.046cm" fo:break-before="auto" style:use-optimal-row-height="false"/>
    </style:style>
    <style:style style:name="ro8" style:family="table-row">
      <style:table-row-properties style:row-height="1.014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603cm" fo:break-before="auto" style:use-optimal-row-height="false"/>
    </style:style>
    <style:style style:name="ro12" style:family="table-row">
      <style:table-row-properties style:row-height="2.159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vertical-align="middle"/>
    </style:style>
  </office:automatic-styles>
  <office:body>
    <office:spreadsheet>
      <table:table table:name="Organisation" table:style-name="ta1" table:print="false">
        <table:table-column table:style-name="co6" table:default-cell-style-name="ce8"/>
        <table:table-column table:style-name="co7" table:default-cell-style-name="ce8"/>
        <table:table-column table:style-name="co3" table:number-columns-repeated="1022" table:default-cell-style-name="ce8"/>
        <table:table-row table:style-name="ro1">
          <table:table-cell table:number-columns-repeated="1024"/>
        </table:table-row>
        <table:table-row table:style-name="ro13">
          <table:table-cell/>
          <table:table-cell table:style-name="ce9" office:value-type="string">
            <text:p>Task</text:p>
          </table:table-cell>
          <table:table-cell table:style-name="ce9" office:value-type="string">
            <text:p>ETA 16/11</text:p>
          </table:table-cell>
          <table:table-cell table:style-name="ce9" office:value-type="string">
            <text:p>ETA 01/12</text:p>
          </table:table-cell>
          <table:table-cell table:style-name="ce9" office:value-type="string">
            <text:p>ETA 18/12</text:p>
          </table:table-cell>
          <table:table-cell table:style-name="ce9" office:value-type="string">
            <text:p>ETA 03/01</text:p>
          </table:table-cell>
          <table:table-cell table:style-name="ce9" office:value-type="string">
            <text:p>ETA 14/01</text:p>
          </table:table-cell>
          <table:table-cell table:style-name="ce9" office:value-type="string">
            <text:p>ETA 21/01</text:p>
          </table:table-cell>
          <table:table-cell table:style-name="ce9" office:value-type="string">
            <text:p>ETA 28/01</text:p>
          </table:table-cell>
          <table:table-cell table:number-columns-repeated="1015"/>
        </table:table-row>
        <table:table-row table:style-name="ro3">
          <table:table-cell table:style-name="ce9" office:value-type="string">
            <text:p>Introduction</text:p>
          </table:table-cell>
          <table:table-cell office:value-type="string">
            <text:p>revisions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9" office:value-type="string" table:number-columns-spanned="1" table:number-rows-spanned="2">
            <text:p>Chapitre 1</text:p>
          </table:table-cell>
          <table:table-cell office:value-type="string">
            <text:p>revisions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3">
          <table:covered-table-cell table:style-name="ce9"/>
          <table:table-cell office:value-type="string">
            <text:p>synthese processus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9" office:value-type="string" table:number-columns-spanned="1" table:number-rows-spanned="3">
            <text:p>Chapitre 2</text:p>
          </table:table-cell>
          <table:table-cell office:value-type="string">
            <text:p>Reecriture 2.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number-columns-repeated="1015"/>
        </table:table-row>
        <table:table-row table:style-name="ro3">
          <table:covered-table-cell table:style-name="ce9"/>
          <table:table-cell office:value-type="string">
            <text:p>Revisions 2.2 et 2.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015"/>
        </table:table-row>
        <table:table-row table:style-name="ro3">
          <table:covered-table-cell table:style-name="ce9"/>
          <table:table-cell office:value-type="string">
            <text:p>synthese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9" office:value-type="string" table:number-columns-spanned="1" table:number-rows-spanned="2">
            <text:p>Chapitre 3</text:p>
          </table:table-cell>
          <table:table-cell table:style-name="ce10" office:value-type="string">
            <text:p>Finitions 3.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015"/>
        </table:table-row>
        <table:table-row table:style-name="ro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9" office:value-type="string">
            <text:p>Transition I-II</text:p>
          </table:table-cell>
          <table:table-cell office:value-type="string">
            <text:p>review coevo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9" office:value-type="string" table:number-columns-spanned="1" table:number-rows-spanned="3">
            <text:p>Chapitre 4</text:p>
          </table:table-cell>
          <table:table-cell office:value-type="string">
            <text:p>Narrative 4.1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covered-table-cell table:style-name="ce9"/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015"/>
        </table:table-row>
        <table:table-row table:style-name="ro3">
          <table:covered-table-cell table:style-name="ce9"/>
          <table:table-cell office:value-type="string">
            <text:p>revisions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9" office:value-type="string" table:number-columns-spanned="1" table:number-rows-spanned="2">
            <text:p>Chapitre 5</text:p>
          </table:table-cell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015"/>
        </table:table-row>
        <table:table-row table:style-name="ro3">
          <table:covered-table-cell table:style-name="ce9"/>
          <table:table-cell office:value-type="string">
            <text:p>revisions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3">
          <table:table-cell table:style-name="ce9" office:value-type="string">
            <text:p>Transition II-III</text:p>
          </table:table-cell>
          <table:table-cell office:value-type="string">
            <text:p>schema position modeles</text:p>
          </table:table-cell>
          <table:table-cell table:number-columns-repeated="6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9" office:value-type="string" table:number-columns-spanned="1" table:number-rows-spanned="3">
            <text:p>Chapitre 6</text:p>
          </table:table-cell>
          <table:table-cell office:value-type="string">
            <text:p>Simplification figures</text:p>
          </table:table-cell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3">
          <table:covered-table-cell table:style-name="ce9"/>
          <table:table-cell office:value-type="string">
            <text:p>Narrative/literature emp</text:p>
          </table:table-cell>
          <table:table-cell office:value-type="float" office:value="8">
            <text:p>8</text:p>
          </table:table-cell>
          <table:table-cell table:number-columns-repeated="5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 table:number-columns-spanned="1" table:number-rows-spanned="2">
            <text:p>Chapitre 7</text:p>
          </table:table-cell>
          <table:table-cell office:value-type="string">
            <text:p>Finitions 7.1 et 7.2</text:p>
          </table:table-cell>
          <table:table-cell table:number-columns-repeated="4"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covered-table-cell table:style-name="ce9"/>
          <table:table-cell office:value-type="string">
            <text:p>Traduction/adaptation 7.3</text:p>
          </table:table-cell>
          <table:table-cell table:number-columns-repeated="3"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3">
          <table:table-cell table:style-name="ce9" office:value-type="string">
            <text:p>Transition III-IV</text:p>
          </table:table-cell>
          <table:table-cell office:value-type="string">
            <text:p>synthese</text:p>
          </table:table-cell>
          <table:table-cell office:value-type="float" office:value="8">
            <text:p>8</text:p>
          </table:table-cell>
          <table:table-cell table:number-columns-repeated="5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Chapitre 8</text:p>
          </table:table-cell>
          <table:table-cell office:value-type="string">
            <text:p>narrative</text:p>
          </table:table-cell>
          <table:table-cell table:number-columns-repeated="6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9" office:value-type="string" table:number-columns-spanned="1" table:number-rows-spanned="2">
            <text:p>Chapitre 9</text:p>
          </table:table-cell>
          <table:table-cell office:value-type="string">
            <text:p>reprise en perspective</text:p>
          </table:table-cell>
          <table:table-cell office:value-type="float" office:value="8">
            <text:p>8</text:p>
          </table:table-cell>
          <table:table-cell table:number-columns-repeated="6" office:value-type="float" office:value="4">
            <text:p>4</text:p>
          </table:table-cell>
          <table:table-cell table:number-columns-repeated="1015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7" office:value-type="float" office:value="8">
            <text:p>8</text:p>
          </table:table-cell>
          <table:table-cell table:number-columns-repeated="1015"/>
        </table:table-row>
        <table:table-row table:style-name="ro13">
          <table:table-cell table:style-name="ce9" office:value-type="string">
            <text:p>Conclusion</text:p>
          </table:table-cell>
          <table:table-cell office:value-type="string">
            <text:p>ecriture</text:p>
          </table:table-cell>
          <table:table-cell table:number-columns-repeated="7" office:value-type="float" office:value="16">
            <text:p>16</text:p>
          </table:table-cell>
          <table:table-cell table:number-columns-repeated="1015"/>
        </table:table-row>
        <table:table-row table:style-name="ro1">
          <table:table-cell table:style-name="ce9" office:value-type="string" table:number-columns-spanned="1" table:number-rows-spanned="8">
            <text:p>Annexes</text:p>
          </table:table-cell>
          <table:table-cell office:value-type="string">
            <text:p>forme Annexe A</text:p>
          </table:table-cell>
          <table:table-cell table:number-columns-repeated="5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covered-table-cell table:style-name="ce9"/>
          <table:table-cell office:value-type="string">
            <text:p>forme Annexe B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1015"/>
        </table:table-row>
        <table:table-row table:style-name="ro13">
          <table:covered-table-cell table:style-name="ce9"/>
          <table:table-cell office:value-type="string">
            <text:p>Paper Cybergeo : fin / trad</text:p>
          </table:table-cell>
          <table:table-cell/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number-columns-repeated="1015"/>
        </table:table-row>
        <table:table-row table:style-name="ro1">
          <table:covered-table-cell table:style-name="ce9"/>
          <table:table-cell office:value-type="string">
            <text:p>forme Annexe C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1015"/>
        </table:table-row>
        <table:table-row table:style-name="ro13">
          <table:covered-table-cell table:style-name="ce9"/>
          <table:table-cell office:value-type="string">
            <text:p>Paper CybNW : fin / trad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covered-table-cell table:style-name="ce9"/>
          <table:table-cell office:value-type="string">
            <text:p>Data description</text:p>
          </table:table-cell>
          <table:table-cell table:number-columns-repeated="4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15"/>
        </table:table-row>
        <table:table-row table:style-name="ro1">
          <table:covered-table-cell table:style-name="ce9"/>
          <table:table-cell office:value-type="string">
            <text:p>Software architecture</text:p>
          </table:table-cell>
          <table:table-cell table:number-columns-repeated="4"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1015"/>
        </table:table-row>
        <table:table-row table:style-name="ro13">
          <table:covered-table-cell table:style-name="ce9"/>
          <table:table-cell office:value-type="string">
            <text:p>Reflexivity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formula="of:=SUM([.C3:.C35])" office:value-type="float" office:value="294">
            <text:p>294</text:p>
          </table:table-cell>
          <table:table-cell table:formula="of:=SUM([.D3:.D35])" office:value-type="float" office:value="284">
            <text:p>284</text:p>
          </table:table-cell>
          <table:table-cell table:formula="of:=SUM([.E3:.E35])" office:value-type="float" office:value="212">
            <text:p>212</text:p>
          </table:table-cell>
          <table:table-cell table:formula="of:=SUM([.F3:.F35])" office:value-type="float" office:value="184">
            <text:p>184</text:p>
          </table:table-cell>
          <table:table-cell table:formula="of:=SUM([.G3:.G35])" office:value-type="float" office:value="130">
            <text:p>130</text:p>
          </table:table-cell>
          <table:table-cell table:formula="of:=SUM([.H3:.H35])" office:value-type="float" office:value="90">
            <text:p>90</text:p>
          </table:table-cell>
          <table:table-cell table:formula="of:=SUM([.I3:.I35])" office:value-type="float" office:value="51">
            <text:p>51</text:p>
          </table:table-cell>
          <table:table-cell table:number-columns-repeated="1015"/>
        </table:table-row>
        <table:table-row table:style-name="ro13">
          <table:table-cell/>
          <table:table-cell table:style-name="ce9" office:value-type="string">
            <text:p>Available (days)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3">
          <table:table-cell/>
          <table:table-cell table:style-name="ce9" office:value-type="string">
            <text:p>Available (8h days)</text:p>
          </table:table-cell>
          <table:table-cell table:formula="of:=8*[.C39]" office:value-type="float" office:value="400">
            <text:p>400</text:p>
          </table:table-cell>
          <table:table-cell table:formula="of:=8*[.D39]" office:value-type="float" office:value="568">
            <text:p>568</text:p>
          </table:table-cell>
          <table:table-cell table:formula="of:=8*[.E39]" office:value-type="float" office:value="472">
            <text:p>472</text:p>
          </table:table-cell>
          <table:table-cell table:formula="of:=8*[.F39]" office:value-type="float" office:value="344">
            <text:p>344</text:p>
          </table:table-cell>
          <table:table-cell table:formula="of:=8*[.G39]" office:value-type="float" office:value="272">
            <text:p>272</text:p>
          </table:table-cell>
          <table:table-cell table:formula="of:=8*[.H39]" office:value-type="float" office:value="216">
            <text:p>216</text:p>
          </table:table-cell>
          <table:table-cell table:formula="of:=8*[.I39]" office:value-type="float" office:value="168">
            <text:p>16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40]/[.C38]" office:value-type="float" office:value="1.36054421768707">
            <text:p>1,3605442177</text:p>
          </table:table-cell>
          <table:table-cell table:formula="of:=[.D40]/[.D38]" office:value-type="float" office:value="2">
            <text:p>2</text:p>
          </table:table-cell>
          <table:table-cell table:formula="of:=[.E40]/[.E38]" office:value-type="float" office:value="2.22641509433962">
            <text:p>2,2264150943</text:p>
          </table:table-cell>
          <table:table-cell table:formula="of:=[.F40]/[.F38]" office:value-type="float" office:value="1.8695652173913">
            <text:p>1,8695652174</text:p>
          </table:table-cell>
          <table:table-cell table:formula="of:=[.G40]/[.G38]" office:value-type="float" office:value="2.09230769230769">
            <text:p>2,0923076923</text:p>
          </table:table-cell>
          <table:table-cell table:formula="of:=[.H40]/[.H38]" office:value-type="float" office:value="2.4">
            <text:p>2,4</text:p>
          </table:table-cell>
          <table:table-cell table:formula="of:=[.I40]/[.I38]" office:value-type="float" office:value="3.29411764705882">
            <text:p>3,2941176471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3" table:default-cell-style-name="Default"/>
        <table:table-row table:style-name="ro1" table:number-rows-repeated="3">
          <table:table-cell/>
        </table:table-row>
        <table:table-row table:style-name="ro3">
          <table:table-cell table:style-name="ce3" office:value-type="string">
            <text:p>Title</text:p>
          </table:table-cell>
        </table:table-row>
        <table:table-row table:style-name="ro3">
          <table:table-cell office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>
            <text:p>TODO</text:p>
          </table:table-cell>
        </table:table-row>
        <table:table-row table:style-name="ro3">
          <table:table-cell office:value-type="string">
            <text:p>cheatsheet on multi-level modeling</text:p>
          </table:table-cell>
        </table:table-row>
        <table:table-row table:style-name="ro3">
          <table:table-cell office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4" table:default-cell-style-name="ce7"/>
        <table:table-column table:style-name="co3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4" office:value-type="string">
            <text:p>Title</text:p>
          </table:table-cell>
          <table:table-cell office:value-type="string">
            <text:p>Project</text:p>
          </table:table-cell>
          <table:table-cell office:value-type="string">
            <text:p>Thematic</text:p>
          </table:table-cell>
          <table:table-cell office:value-type="string">
            <text:p>Keywords</text:p>
          </table:table-cell>
          <table:table-cell office:value-type="string">
            <text:p>Abstract</text:p>
          </table:table-cell>
        </table:table-row>
        <table:table-row table:style-name="ro4">
          <table:table-cell table:style-name="ce5" office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4"/>
        </table:table-row>
        <table:table-row table:style-name="ro5">
          <table:table-cell table:style-name="ce6" office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4" office:value-type="string">
            <text:p>Title</text:p>
          </table:table-cell>
        </table:table-row>
        <table:table-row table:style-name="ro12">
          <table:table-cell table:style-name="ce7" office:value-type="string">
            <text:p>Models Coupling Urban Growth and Transportation Network Growth : An Algorithmic Systematic Approa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29/01/2018</text:date>, <text:time>10:0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1-29T10:09:49</dc:date>
    <dc:creator>Juste Raimbault</dc:creator>
    <meta:editing-duration>P5DT17H58M11S</meta:editing-duration>
    <meta:editing-cycles>21</meta:editing-cycles>
    <meta:generator>OpenOffice/4.1.3$Unix OpenOffice.org_project/413m1$Build-9783</meta:generator>
    <meta:document-statistic meta:table-count="5" meta:cell-count="339" meta:object-count="0"/>
  </office:meta>
</office:document-meta>
</file>